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5d1f5" officeooo:paragraph-rsid="0025d1f5"/>
    </style:style>
    <style:style style:name="P2" style:family="paragraph" style:parent-style-name="Table_20_Contents">
      <style:text-properties officeooo:paragraph-rsid="0025d1f5"/>
    </style:style>
    <style:style style:name="P3" style:family="paragraph" style:parent-style-name="Table_20_Contents">
      <style:text-properties officeooo:rsid="0026b3b0" officeooo:paragraph-rsid="0026b3b0"/>
    </style:style>
    <style:style style:name="P4" style:family="paragraph" style:parent-style-name="Table_20_Contents">
      <style:text-properties officeooo:rsid="00282794" officeooo:paragraph-rsid="00282794"/>
    </style:style>
    <style:style style:name="P5" style:family="paragraph" style:parent-style-name="Table_20_Contents">
      <style:text-properties officeooo:rsid="0028ded9" officeooo:paragraph-rsid="0028ded9"/>
    </style:style>
    <style:style style:name="P6" style:family="paragraph" style:parent-style-name="Table_20_Contents">
      <style:text-properties officeooo:rsid="002932e8" officeooo:paragraph-rsid="002932e8"/>
    </style:style>
    <style:style style:name="P7" style:family="paragraph" style:parent-style-name="Standard">
      <style:text-properties officeooo:rsid="001ac6e8" officeooo:paragraph-rsid="001ac6e8"/>
    </style:style>
    <style:style style:name="P8" style:family="paragraph" style:parent-style-name="Standard" style:list-style-name="L1">
      <style:text-properties officeooo:rsid="001ac6e8" officeooo:paragraph-rsid="001ac6e8"/>
    </style:style>
    <style:style style:name="P9" style:family="paragraph" style:parent-style-name="Standard" style:list-style-name="L1">
      <style:text-properties officeooo:rsid="001e3d97" officeooo:paragraph-rsid="001e3d97"/>
    </style:style>
    <style:style style:name="P10" style:family="paragraph" style:parent-style-name="Standard">
      <style:text-properties officeooo:rsid="001e6871" officeooo:paragraph-rsid="001e6871"/>
    </style:style>
    <style:style style:name="P11" style:family="paragraph" style:parent-style-name="Standard">
      <style:text-properties officeooo:rsid="001f658c" officeooo:paragraph-rsid="001f658c"/>
    </style:style>
    <style:style style:name="P12" style:family="paragraph" style:parent-style-name="Standard">
      <style:text-properties officeooo:rsid="001fb1c1" officeooo:paragraph-rsid="001fb1c1"/>
    </style:style>
    <style:style style:name="P13" style:family="paragraph" style:parent-style-name="Standard">
      <style:text-properties officeooo:rsid="0023ab34" officeooo:paragraph-rsid="0023ab34"/>
    </style:style>
    <style:style style:name="P14" style:family="paragraph" style:parent-style-name="Standard">
      <style:text-properties officeooo:rsid="0024391a" officeooo:paragraph-rsid="0024391a"/>
    </style:style>
    <style:style style:name="P15" style:family="paragraph" style:parent-style-name="Standard">
      <style:text-properties officeooo:rsid="00252837" officeooo:paragraph-rsid="00252837"/>
    </style:style>
    <style:style style:name="P16" style:family="paragraph" style:parent-style-name="Standard">
      <style:text-properties officeooo:rsid="00252837" officeooo:paragraph-rsid="0025d1f5"/>
    </style:style>
    <style:style style:name="P17" style:family="paragraph" style:parent-style-name="Standard">
      <style:text-properties officeooo:rsid="0025d1f5" officeooo:paragraph-rsid="0025d1f5"/>
    </style:style>
    <style:style style:name="P18" style:family="paragraph" style:parent-style-name="Standard">
      <style:text-properties officeooo:rsid="0028544a" officeooo:paragraph-rsid="0028544a"/>
    </style:style>
    <style:style style:name="P19" style:family="paragraph" style:parent-style-name="Standard">
      <style:text-properties officeooo:rsid="0028ded9" officeooo:paragraph-rsid="0028ded9"/>
    </style:style>
    <style:style style:name="P20" style:family="paragraph" style:parent-style-name="Standard">
      <style:text-properties officeooo:rsid="002932e8" officeooo:paragraph-rsid="002932e8"/>
    </style:style>
    <style:style style:name="P21" style:family="paragraph" style:parent-style-name="Standard" style:list-style-name="L2">
      <style:text-properties officeooo:rsid="002932e8" officeooo:paragraph-rsid="002932e8"/>
    </style:style>
    <style:style style:name="P22" style:family="paragraph" style:parent-style-name="Standard">
      <style:text-properties officeooo:rsid="002932e8" officeooo:paragraph-rsid="002c7146"/>
    </style:style>
    <style:style style:name="P23" style:family="paragraph" style:parent-style-name="Standard">
      <style:text-properties fo:font-weight="bold" officeooo:rsid="0028ded9" officeooo:paragraph-rsid="0028ded9" style:font-weight-asian="bold" style:font-weight-complex="bold"/>
    </style:style>
    <style:style style:name="P24" style:family="paragraph" style:parent-style-name="Standard" style:list-style-name="L2">
      <style:text-properties officeooo:rsid="002939cb" officeooo:paragraph-rsid="002939cb"/>
    </style:style>
    <style:style style:name="P25" style:family="paragraph" style:parent-style-name="Standard">
      <style:text-properties officeooo:rsid="002939cb" officeooo:paragraph-rsid="002939cb"/>
    </style:style>
    <style:style style:name="P26" style:family="paragraph" style:parent-style-name="Standard" style:list-style-name="L2">
      <style:text-properties officeooo:paragraph-rsid="002c7146"/>
    </style:style>
    <style:style style:name="P27" style:family="paragraph" style:parent-style-name="Standard" style:list-style-name="L3">
      <style:text-properties officeooo:rsid="002c7146" officeooo:paragraph-rsid="002c7146"/>
    </style:style>
    <style:style style:name="P28" style:family="paragraph" style:parent-style-name="Standard">
      <style:text-properties officeooo:rsid="002fa084" officeooo:paragraph-rsid="002fa084"/>
    </style:style>
    <style:style style:name="P29" style:family="paragraph" style:parent-style-name="Standard">
      <style:text-properties officeooo:paragraph-rsid="002fa084"/>
    </style:style>
    <style:style style:name="T1" style:family="text">
      <style:text-properties officeooo:rsid="001adc28"/>
    </style:style>
    <style:style style:name="T2" style:family="text">
      <style:text-properties officeooo:rsid="001beb4a"/>
    </style:style>
    <style:style style:name="T3" style:family="text">
      <style:text-properties officeooo:rsid="001c9fc2"/>
    </style:style>
    <style:style style:name="T4" style:family="text">
      <style:text-properties officeooo:rsid="00252837"/>
    </style:style>
    <style:style style:name="T5" style:family="text">
      <style:text-properties officeooo:rsid="0025d1f5"/>
    </style:style>
    <style:style style:name="T6" style:family="text">
      <style:text-properties officeooo:rsid="00282794"/>
    </style:style>
    <style:style style:name="T7" style:family="text">
      <style:text-properties officeooo:rsid="002932e8"/>
    </style:style>
    <style:style style:name="T8" style:family="text">
      <style:text-properties officeooo:rsid="002939cb"/>
    </style:style>
    <style:style style:name="T9" style:family="text">
      <style:text-properties officeooo:rsid="002fa08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6556558996529167" text:style-name="L1">
        <text:list-item>
          <text:p text:style-name="P8">Mechanical</text:p>
          <text:list>
            <text:list-item>
              <text:p text:style-name="P8">CAD and Design</text:p>
            </text:list-item>
            <text:list-item>
              <text:p text:style-name="P8">Build the Robot</text:p>
            </text:list-item>
            <text:list-item>
              <text:p text:style-name="P8">Prototype</text:p>
            </text:list-item>
            <text:list-item>
              <text:p text:style-name="P8">Integration of Systems</text:p>
            </text:list-item>
            <text:list-item>
              <text:p text:style-name="P8">Trouble Shoot/Test</text:p>
            </text:list-item>
            <text:list-item>
              <text:p text:style-name="P9">Document costs and weight of parts</text:p>
            </text:list-item>
          </text:list>
        </text:list-item>
        <text:list-item>
          <text:p text:style-name="P8">Electrical <text:span text:style-name="T2">( Parent Mentor-Jim Kemp)</text:span></text:p>
          <text:list>
            <text:list-item>
              <text:p text:style-name="P8">Wiring of the Robot (Organization)</text:p>
            </text:list-item>
            <text:list-item>
              <text:p text:style-name="P8">Putting in the Electrical Stuff</text:p>
            </text:list-item>
            <text:list-item>
              <text:p text:style-name="P8">Pneumatics Maybe</text:p>
            </text:list-item>
            <text:list-item>
              <text:p text:style-name="P8">Wiring for prototyping </text:p>
            </text:list-item>
            <text:list-item>
              <text:p text:style-name="P8">Battery <text:span text:style-name="T1">Maintenance</text:span></text:p>
            </text:list-item>
          </text:list>
        </text:list-item>
        <text:list-item>
          <text:p text:style-name="P8">Programming <text:span text:style-name="T3">( Parent Mentor – Padma , Siva Gargapati)</text:span></text:p>
          <text:list>
            <text:list-item>
              <text:p text:style-name="P8">Auto. Programming</text:p>
            </text:list-item>
            <text:list-item>
              <text:p text:style-name="P8">Tele Op Programming</text:p>
            </text:list-item>
            <text:list-item>
              <text:p text:style-name="P8">Vision</text:p>
            </text:list-item>
          </text:list>
        </text:list-item>
        <text:list-item>
          <text:p text:style-name="P8">Scouting/Strategy</text:p>
          <text:list>
            <text:list-item>
              <text:p text:style-name="P8">Making Scouting Sheets</text:p>
            </text:list-item>
            <text:list-item>
              <text:p text:style-name="P8">Analysis of the Data</text:p>
            </text:list-item>
            <text:list-item>
              <text:p text:style-name="P8">Creating Strategies and Predictions</text:p>
            </text:list-item>
            <text:list-item>
              <text:p text:style-name="P8">Creation of Pick List</text:p>
            </text:list-item>
            <text:list-item>
              <text:p text:style-name="P8">Modifications for Mechanical </text:p>
            </text:list-item>
          </text:list>
        </text:list-item>
        <text:list-item>
          <text:p text:style-name="P8">Communication - <text:s/><text:span text:style-name="T2">( Parent mentor – Prema Gargapati , Ramnath Sridalla))</text:span></text:p>
          <text:list>
            <text:list-item>
              <text:p text:style-name="P8">Chairmans </text:p>
            </text:list-item>
            <text:list-item>
              <text:p text:style-name="P8">Community Outreach</text:p>
            </text:list-item>
            <text:list-item>
              <text:p text:style-name="P8">Buttering up the judges</text:p>
            </text:list-item>
            <text:list-item>
              <text:p text:style-name="P8">Website</text:p>
            </text:list-item>
            <text:list-item>
              <text:p text:style-name="P8">Creation and spring cleaning of Engineering Notebook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10">Auton:</text:p>
      <text:p text:style-name="P10">base line 5pts.</text:p>
      <text:p text:style-name="P10">Rotor 60 pts</text:p>
      <text:p text:style-name="P10">low goal 1/3 pts</text:p>
      <text:p text:style-name="P10">high goal 1 pts</text:p>
      <text:p text:style-name="P10"/>
      <text:p text:style-name="P10">Tele-op</text:p>
      <text:p text:style-name="P10">Rotor 40 pts.</text:p>
      <text:p text:style-name="P10">Low goal 1/9 pts.</text:p>
      <text:p text:style-name="P10">High goal 1/3 pts.</text:p>
      <text:p text:style-name="P10">Climbing 50 pts.</text:p>
      <text:p text:style-name="P10">40 kPa <text:s/>20 pts. In elims <text:s text:c="3"/>1 RP</text:p>
      <text:p text:style-name="P10">4 Rotors 100 pts. <text:s/>In elims <text:s text:c="4"/>1 RP</text:p>
      <text:p text:style-name="P10"/>
      <text:p text:style-name="P10">5 Hoppers 100 balls each </text:p>
      <text:p text:style-name="P10">18 gears and 20 balls in loading lane</text:p>
      <text:p text:style-name="P10"><text:soft-page-break/>Loading lanes, 5 hoppers, overflow lane</text:p>
      <text:p text:style-name="P10">1,2,4,6 gears</text:p>
      <text:p text:style-name="P10"/>
      <text:p text:style-name="P11">Foul</text:p>
      <text:p text:style-name="P11">Reaching out the airship</text:p>
      <text:p text:style-name="P11">Touching opponents ropes or robot while climbing</text:p>
      <text:p text:style-name="P11">Launching fuel outside of launch pad</text:p>
      <text:p text:style-name="P11">no going through opponents launchpad during auton</text:p>
      <text:p text:style-name="P11"/>
      <text:p text:style-name="P11">Technical Foul</text:p>
      <text:p text:style-name="P11">messing with robot in retrieval zone</text:p>
      <text:p text:style-name="P11">If ball lands in Airship, must remove through airship Port</text:p>
      <text:p text:style-name="P11"/>
      <text:p text:style-name="P11">Dimensions cannot change within match:</text:p>
      <text:p text:style-name="P11">36X40X24 in tall</text:p>
      <text:p text:style-name="P11">30X32X36 in tall</text:p>
      <text:p text:style-name="P11">120 lbs</text:p>
      <text:p text:style-name="P11"/>
      <text:p text:style-name="P12">1. Gear</text:p>
      <text:p text:style-name="P12">2. Boiler</text:p>
      <text:p text:style-name="P12">3. Climber</text:p>
      <text:p text:style-name="P12"/>
      <text:p text:style-name="P12"/>
      <text:p text:style-name="P13">Parts Order - </text:p>
      <text:p text:style-name="P13">Omni wheels (quantity - 14)</text:p>
      <text:p text:style-name="P13">6 inch </text:p>
      <text:p text:style-name="P13"/>
      <text:p text:style-name="P13"/>
      <text:p text:style-name="P13">Mechanisms</text:p>
      <text:p text:style-name="P13"/>
      <text:p text:style-name="P15">Josh Team <text:s/><text:span text:style-name="T5">Da Shovels</text:span></text:p>
      <text:p text:style-name="P14">Shovel – <text:span text:style-name="T4">Gear slides on shovel while it is straight, as it is going towards the rod it becomes perpendicular to the robot and engages with the rod through a slot made on the robot itself. </text:span></text:p>
      <text:p text:style-name="P1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Pros</text:p>
          </table:table-cell>
          <table:table-cell table:style-name="Table3.B1" office:value-type="string">
            <text:p text:style-name="P1">Cons</text:p>
          </table:table-cell>
        </table:table-row>
        <table:table-row>
          <table:table-cell table:style-name="Table3.A2" office:value-type="string">
            <text:p text:style-name="P3">Pretty Simple</text:p>
          </table:table-cell>
          <table:table-cell table:style-name="Table3.B2" office:value-type="string">
            <text:p text:style-name="P3">Takes up ceiling space</text:p>
          </table:table-cell>
        </table:table-row>
        <table:table-row>
          <table:table-cell table:style-name="Table3.A2" office:value-type="string">
            <text:p text:style-name="P3">Easy loading</text:p>
          </table:table-cell>
          <table:table-cell table:style-name="Table3.B2" office:value-type="string">
            <text:p text:style-name="P3">Need to plan a design for clips</text:p>
          </table:table-cell>
        </table:table-row>
      </table:table>
      <text:p text:style-name="P16"/>
      <text:p text:style-name="P14">Lever – <text:span text:style-name="T4">A rod connected to a piston will act as a see saw, holding the gear in place when it is angled 'up' and will allow the gear to slide off when the rod is angled 'down'. <text:s/></text:span></text:p>
      <text:p text:style-name="P1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Pros</text:p>
          </table:table-cell>
          <table:table-cell table:style-name="Table2.B1" office:value-type="string">
            <text:p text:style-name="P1">Cons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</table:table-row>
      </table:table>
      <text:p text:style-name="P16"/>
      <text:p text:style-name="P16"/>
      <text:p text:style-name="P15"><text:soft-page-break/>Sanket Team</text:p>
      <text:p text:style-name="P15">Wagon and pivot – Elevator to pull the gear down between robot and wall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Pros</text:p>
          </table:table-cell>
          <table:table-cell table:style-name="Table1.B1" office:value-type="string">
            <text:p text:style-name="P1">Cons</text:p>
          </table:table-cell>
        </table:table-row>
        <table:table-row>
          <table:table-cell table:style-name="Table1.A2" office:value-type="string">
            <text:p text:style-name="P4">Accurate alignment for scoring</text:p>
          </table:table-cell>
          <table:table-cell table:style-name="Table1.B2" office:value-type="string">
            <text:p text:style-name="P4">Slow</text:p>
          </table:table-cell>
        </table:table-row>
        <table:table-row>
          <table:table-cell table:style-name="Table1.A2" office:value-type="string">
            <text:p text:style-name="P4">No ceiling Space</text:p>
          </table:table-cell>
          <table:table-cell table:style-name="Table1.B2" office:value-type="string">
            <text:p text:style-name="P4">Complex</text:p>
          </table:table-cell>
        </table:table-row>
        <table:table-row>
          <table:table-cell table:style-name="Table1.A2" office:value-type="string">
            <text:p text:style-name="P4">Easy Detach System and won't fall out easy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15"/>
      <text:p text:style-name="P15"/>
      <text:p text:style-name="P16"><text:span text:style-name="T6">Chai-tan-ya Team</text:span></text:p>
      <text:p text:style-name="P16"><text:span text:style-name="T5">Gear falls on the robot vertical and </text:span>Pneumatic to pu<text:span text:style-name="T5">sh</text:span> <text:span text:style-name="T5">t</text:span>he gear <text:span text:style-name="T5">onto the hook</text:span></text:p>
      <text:p text:style-name="P17">Ribs on robot to orient the gear when it lands on robot , to pull the gear out holding in the gap</text:p>
      <text:p text:style-name="P16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">Pros</text:p>
          </table:table-cell>
          <table:table-cell table:style-name="Table4.B1" office:value-type="string">
            <text:p text:style-name="P1">Cons</text:p>
          </table:table-cell>
        </table:table-row>
        <table:table-row>
          <table:table-cell table:style-name="Table4.A2" office:value-type="string">
            <text:p text:style-name="P4">Easy Load</text:p>
          </table:table-cell>
          <table:table-cell table:style-name="Table4.B2" office:value-type="string">
            <text:p text:style-name="P4">Pneumatics</text:p>
          </table:table-cell>
        </table:table-row>
        <table:table-row>
          <table:table-cell table:style-name="Table4.A2" office:value-type="string">
            <text:p text:style-name="P4">No Elevator</text:p>
          </table:table-cell>
          <table:table-cell table:style-name="Table4.B2" office:value-type="string">
            <text:p text:style-name="P4">Complex</text:p>
          </table:table-cell>
        </table:table-row>
        <table:table-row>
          <table:table-cell table:style-name="Table4.A2" office:value-type="string">
            <text:p text:style-name="P4">Easy Scoring</text:p>
          </table:table-cell>
          <table:table-cell table:style-name="Table4.B2" office:value-type="string">
            <text:p text:style-name="P4">Needs spring systems</text:p>
          </table:table-cell>
        </table:table-row>
        <table:table-row>
          <table:table-cell table:style-name="Table4.A2" office:value-type="string">
            <text:p text:style-name="P4">No ceiling space</text:p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2"/>
          </table:table-cell>
        </table:table-row>
      </table:table>
      <text:p text:style-name="P16"/>
      <text:p text:style-name="P18">Prototype and CAD: <text:s/>Sanket and Chaitanya's ideas</text:p>
      <text:p text:style-name="P17"/>
      <text:p text:style-name="P17">Final idea to think further on -</text:p>
      <text:p text:style-name="P17">Fall down in the slot and mechanism to push onto the hook (probably pneumatic)</text:p>
      <text:p text:style-name="P17"/>
      <text:p text:style-name="P17"/>
      <text:p text:style-name="P17"><text:line-break/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Shooter/ball manipulation:</text:p>
      <text:p text:style-name="P19"/>
      <text:p text:style-name="P23">Double turret machinegun</text:p>
      <text:p text:style-name="P19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5">Pros</text:p>
          </table:table-cell>
          <table:table-cell table:style-name="Table5.B1" office:value-type="string">
            <text:p text:style-name="P5">Cons</text:p>
          </table:table-cell>
        </table:table-row>
        <table:table-row>
          <table:table-cell table:style-name="Table5.A2" office:value-type="string">
            <text:p text:style-name="P5">2x guns</text:p>
          </table:table-cell>
          <table:table-cell table:style-name="Table5.B2" office:value-type="string">
            <text:p text:style-name="P5">Power draw?</text:p>
          </table:table-cell>
        </table:table-row>
        <table:table-row>
          <table:table-cell table:style-name="Table5.A2" office:value-type="string">
            <text:p text:style-name="P5">Integrated climber</text:p>
          </table:table-cell>
          <table:table-cell table:style-name="Table5.B2" office:value-type="string">
            <text:p text:style-name="P5">Lots of belts</text:p>
          </table:table-cell>
        </table:table-row>
        <table:table-row>
          <table:table-cell table:style-name="Table5.A2" office:value-type="string">
            <text:p text:style-name="P5">Large reservoir</text:p>
          </table:table-cell>
          <table:table-cell table:style-name="Table5.B2" office:value-type="string">
            <text:p text:style-name="P5">Complex</text:p>
          </table:table-cell>
        </table:table-row>
        <table:table-row>
          <table:table-cell table:style-name="Table5.A2" office:value-type="string">
            <text:p text:style-name="P5">No interference with gear mechanism</text:p>
          </table:table-cell>
          <table:table-cell table:style-name="Table5.B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>Don't NEED to shoot as fast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19"/>
      <text:p text:style-name="P19"/>
      <text:p text:style-name="P23">Large Accelerated “railgun” system (LARS)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">Pros</text:p>
          </table:table-cell>
          <table:table-cell table:style-name="Table6.B1" office:value-type="string">
            <text:p text:style-name="P5">Cons</text:p>
          </table:table-cell>
        </table:table-row>
        <table:table-row>
          <table:table-cell table:style-name="Table6.A2" office:value-type="string">
            <text:p text:style-name="P5">Adjustable Angle</text:p>
          </table:table-cell>
          <table:table-cell table:style-name="Table6.B2" office:value-type="string">
            <text:p text:style-name="P5">Less volume due to gun</text:p>
          </table:table-cell>
        </table:table-row>
        <table:table-row>
          <table:table-cell table:style-name="Table6.A2" office:value-type="string">
            <text:p text:style-name="P5">Longer barrel (faster fire)</text:p>
          </table:table-cell>
          <table:table-cell table:style-name="Table6.B2" office:value-type="string">
            <text:p text:style-name="P5">Longer barrel (more wheels &amp; weight)</text:p>
          </table:table-cell>
        </table:table-row>
        <table:table-row>
          <table:table-cell table:style-name="Table6.A2" office:value-type="string">
            <text:p text:style-name="P5">Doesn't interfere with gear mechanism</text:p>
          </table:table-cell>
          <table:table-cell table:style-name="Table6.B2" office:value-type="string">
            <text:p text:style-name="P5">Need climber space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19"/>
      <text:p text:style-name="P19"/>
      <text:p text:style-name="P19">Josh's LAG: 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">Pros</text:p>
          </table:table-cell>
          <table:table-cell table:style-name="Table7.B1" office:value-type="string">
            <text:p text:style-name="P5">Cons</text:p>
          </table:table-cell>
        </table:table-row>
        <table:table-row>
          <table:table-cell table:style-name="Table7.A2" office:value-type="string">
            <text:p text:style-name="P6">Has space for climber on back</text:p>
          </table:table-cell>
          <table:table-cell table:style-name="Table7.B2" office:value-type="string">
            <text:p text:style-name="P5">Can't shoot <text:span text:style-name="T7">as fast</text:span>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P6">More belts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P6">Can't hold as many balls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Subsystems to prototype: </text:p>
      <text:p text:style-name="P20"/>
      <text:list xml:id="list6572442760361254144" text:style-name="L2">
        <text:list-item>
          <text:p text:style-name="P24">Gear system</text:p>
          <text:list>
            <text:list-item>
              <text:p text:style-name="P24">Catching method</text:p>
            </text:list-item>
            <text:list-item>
              <text:p text:style-name="P24">Pneumatic pushing</text:p>
              <text:p text:style-name="P24"/>
            </text:list-item>
          </text:list>
        </text:list-item>
        <text:list-item>
          <text:p text:style-name="P24">Ball System</text:p>
          <text:list>
            <text:list-item>
              <text:p text:style-name="P21">Reservoir</text:p>
            </text:list-item>
            <text:list-item>
              <text:p text:style-name="P21">Intake</text:p>
              <text:list>
                <text:list-item>
                  <text:p text:style-name="P24">Roller</text:p>
                </text:list-item>
                <text:list-item>
                  <text:p text:style-name="P24">Golf ball picker upper</text:p>
                </text:list-item>
              </text:list>
            </text:list-item>
            <text:list-item>
              <text:p text:style-name="P21">shooter </text:p>
              <text:list>
                <text:list-item>
                  <text:p text:style-name="P24">Belt vs. wheels</text:p>
                </text:list-item>
                <text:list-item>
                  <text:p text:style-name="P24">Barrel length</text:p>
                </text:list-item>
              </text:list>
            </text:list-item>
          </text:list>
        </text:list-item>
      </text:list>
      <text:p text:style-name="P25"/>
      <text:list xml:id="list151043552821259" text:continue-numbering="true" text:style-name="L2">
        <text:list-item>
          <text:p text:style-name="P26"><text:span text:style-name="T8">Climbers:</text:span></text:p>
        </text:list-item>
      </text:list>
      <text:list xml:id="list5007994882291377884" text:style-name="L3">
        <text:list-item>
          <text:list>
            <text:list-item>
              <text:p text:style-name="P27">Figure out rope dimensions/knot/loop</text:p>
            </text:list-item>
            <text:list-item>
              <text:p text:style-name="P27">prototype hook design</text:p>
            </text:list-item>
            <text:list-item>
              <text:p text:style-name="P27">prototype ratchet design</text:p>
            </text:list-item>
          </text:list>
          <text:p text:style-name="P27"/>
        </text:list-item>
      </text:list>
      <text:p text:style-name="P22"/>
      <text:p text:style-name="P28">Parts to Order</text:p>
      <text:p text:style-name="P28">(14) Vex Omni Wheels</text:p>
      <text:p text:style-name="P28">(6) 1/2inch Hubs</text:p>
      <text:p text:style-name="P29"><text:span text:style-name="T9">(10) </text:span>Clamping Shaft Collar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3:06:49.502212000</meta:creation-date>
    <meta:generator>LibreOffice/5.0.4.2$MacOSX_X86_64 LibreOffice_project/2b9802c1994aa0b7dc6079e128979269cf95bc78</meta:generator>
    <dc:date>2017-01-08T15:10:41.543272000</dc:date>
    <meta:editing-duration>PT1H48M21S</meta:editing-duration>
    <meta:editing-cycles>6</meta:editing-cycles>
    <meta:document-statistic meta:table-count="7" meta:image-count="0" meta:object-count="0" meta:page-count="5" meta:paragraph-count="150" meta:word-count="629" meta:character-count="3458" meta:non-whitespace-character-count="2990"/>
  </office:meta>
</office:document-meta>
</file>